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40.04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75.42mm"/>
    </style:style>
    <style:style style:name="co6" style:family="table-column">
      <style:table-column-properties fo:break-before="auto" style:column-width="96.68mm"/>
    </style:style>
    <style:style style:name="co7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48mm" fo:break-before="auto" style:use-optimal-row-height="fals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6.49mm" fo:break-before="auto" style:use-optimal-row-height="true"/>
    </style:style>
    <style:style style:name="ro8" style:family="table-row">
      <style:table-row-properties style:row-height="2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009933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underline-style="none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hyphenate="false"/>
    </style:style>
    <style:style style:name="ce39" style:family="table-cell" style:parent-style-name="Default">
      <style:table-cell-properties fo:background-color="#009933" style:text-align-source="fix" style:repeat-content="false" fo:wrap-option="wrap" fo:border="0.06pt solid #000000" style:vertical-align="middle"/>
      <style:paragraph-properties fo:text-align="center" fo:margin-left="0mm"/>
      <style:text-properties fo:hyphenate="fals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false"/>
    </style:style>
    <style:style style:name="ce18" style:family="table-cell" style:parent-style-name="Default">
      <style:table-cell-properties fo:background-color="#009933" style:text-align-source="fix" style:repeat-content="false" fo:wrap-option="wrap" fo:border="0.06pt solid #000000" style:vertical-align="middle"/>
      <style:paragraph-properties fo:text-align="center" fo:margin-left="0mm"/>
      <style:text-properties fo:hyphenate="false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underline-style="solid" style:text-underline-width="auto" style:text-underline-color="font-color" fo:hyphenate="false"/>
    </style:style>
    <style:style style:name="ce10" style:family="table-cell" style:parent-style-name="Default">
      <style:table-cell-properties fo:background-color="#009933" style:text-align-source="fix" style:repeat-content="false" fo:wrap-option="wrap" fo:border="0.06pt solid #000000" style:vertical-align="middle"/>
      <style:paragraph-properties fo:text-align="center" fo:margin-left="0mm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losario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Glosario: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ioridad: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rgen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ediu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econdary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sultado: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pprove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orrect details </text:p>
          </table:table-cell>
          <table:table-cell table:style-name="ce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e do</text:p>
          </table:table-cell>
          <table:table-cell/>
        </table:table-row>
      </table:table>
      <table:table table:name="TestCases" table:style-name="ta1">
        <table:table-column table:style-name="co2" table:default-cell-style-name="ce7"/>
        <table:table-column table:style-name="co3" table:default-cell-style-name="ce9"/>
        <table:table-column table:style-name="co4" table:default-cell-style-name="ce12"/>
        <table:table-column table:style-name="co5" table:default-cell-style-name="ce7"/>
        <table:table-column table:style-name="co6" table:default-cell-style-name="ce16"/>
        <table:table-column table:style-name="co5" table:default-cell-style-name="ce17"/>
        <table:table-column table:style-name="co7" table:number-columns-repeated="3" table:default-cell-style-name="ce19"/>
        <table:table-column table:style-name="co7" table:default-cell-style-name="ce12"/>
        <table:table-row table:style-name="ro1">
          <table:table-cell table:number-columns-repeated="10"/>
        </table:table-row>
        <table:table-row table:style-name="ro2">
          <table:table-cell table:style-name="ce24" office:value-type="string" calcext:value-type="string">
            <text:p>Sprint N.º</text:p>
          </table:table-cell>
          <table:table-cell table:style-name="ce26" office:value-type="string" calcext:value-type="string">
            <text:p>Test Case </text:p>
          </table:table-cell>
          <table:table-cell table:style-name="ce30" office:value-type="string" calcext:value-type="string">
            <text:p>Step Name</text:p>
          </table:table-cell>
          <table:table-cell table:style-name="ce31" office:value-type="string" calcext:value-type="string">
            <text:p>Pre-Condición</text:p>
          </table:table-cell>
          <table:table-cell table:style-name="ce31" office:value-type="string" calcext:value-type="string">
            <text:p>Test Steps</text:p>
          </table:table-cell>
          <table:table-cell table:style-name="ce39" office:value-type="string" calcext:value-type="string">
            <text:p>Expected</text:p>
          </table:table-cell>
          <table:table-cell table:style-name="ce18" office:value-type="string" calcext:value-type="string">
            <text:p>Priority</text:p>
          </table:table-cell>
          <table:table-cell table:style-name="ce18" office:value-type="string" calcext:value-type="string">
            <text:p>Date Tested</text:p>
          </table:table-cell>
          <table:table-cell table:style-name="ce18" office:value-type="string" calcext:value-type="string">
            <text:p>Tester</text:p>
          </table:table-cell>
          <table:table-cell table:style-name="ce10" office:value-type="string" calcext:value-type="string">
            <text:p>Result</text:p>
          </table:table-cell>
        </table:table-row>
        <table:table-row table:style-name="ro3">
          <table:table-cell office:value-type="string" calcext:value-type="string">
            <text:p>.01</text:p>
          </table:table-cell>
          <table:table-cell table:style-name="ce11" office:value-type="string" calcext:value-type="string">
            <text:p>N.º 1 – Log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Entrar a la página de logueo</text:p>
          </table:table-cell>
          <table:table-cell office:value-type="string" calcext:value-type="string">
            <text:p>Completar los campos de usuario y contraseña</text:p>
          </table:table-cell>
          <table:table-cell office:value-type="string" calcext:value-type="string">
            <text:p>&gt;El Usuario se puede escribir en su campo.</text:p>
            <text:p><text:span text:style-name="T2">&gt;La contraseña se puede escribir pero se muestra solamente como carácter no específico.</text:span></text:p>
            <text:p><text:span text:style-name="T2">&gt; Cuándo el botón sea apretado que aparezca el index con sus respectivas funciones.</text:span></text:p>
            <text:p><text:span text:style-name="T2">&gt;Si alguno de los campos anteriores es incorrecto solamente debe saltar el error.</text:span></text:p>
            <text:p><text:span text:style-name="T2">&gt;Al usar el botón de LogOut que la sesión se cierre y lleve al </text:span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.º 2 – LogOut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Haberse logeado y estar en Base.html</text:p>
          </table:table-cell>
          <table:table-cell office:value-type="string" calcext:value-type="string">
            <text:p>Tocar el botón para cerrar sesión</text:p>
          </table:table-cell>
          <table:table-cell office:value-type="string" calcext:value-type="string">
            <text:p>&gt;La sesión se cierra </text:p>
            <text:p>&gt;Aparece la pantalla de Logueo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.02</text:p>
          </table:table-cell>
          <table:table-cell office:value-type="string" calcext:value-type="string">
            <text:p>N.º 3 – Crear usuarios como directivo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string" calcext:value-type="string">
            <text:p>Haberse logeado como directivo, entrar </text:p>
            <text:p>a la página para registrar usuarios </text:p>
          </table:table-cell>
          <table:table-cell office:value-type="string" calcext:value-type="string">
            <text:p>Insertar los campos: username, firstname, </text:p>
            <text:p>Lastname, email, password y repit password</text:p>
          </table:table-cell>
          <table:table-cell office:value-type="string" calcext:value-type="string">
            <text:p>&gt;Los campos cumplen lo acordado en las </text:p>
            <text:p>Historias de usuario</text:p>
            <text:p>&gt;Aceptan utf-8</text:p>
            <text:p>&gt;El usuario se carga correctamente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N.º 4 – Leer usuarios como directivo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<text:span text:style-name="T1">Haberse logeado como directivo, entrar </text:span></text:p>
            <text:p><text:span text:style-name="T1">a la página para Ver usuarios </text:span></text:p>
          </table:table-cell>
          <table:table-cell/>
          <table:table-cell office:value-type="string" calcext:value-type="string">
            <text:p>&gt;Poder ver los usuarios creados anteriormente y sus datos particulares</text:p>
            <text:p>&gt;Poder filtrar usuarios</text:p>
          </table:table-cell>
          <table:table-cell table:number-columns-repeated="4"/>
        </table:table-row>
        <table:table-row table:style-name="ro6">
          <table:table-cell/>
          <table:table-cell table:style-name="ce11" office:value-type="string" calcext:value-type="string">
            <text:p>N.º 5 – Actualizar, eliminar usuarios como directivo</text:p>
          </table:table-cell>
          <table:table-cell table:style-name="ce9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1">Haberse logeado como directivo, entrar </text:span></text:p>
            <text:p><text:span text:style-name="T1">a la página para Editar, eliminar usuarios </text:span></text:p>
          </table:table-cell>
          <table:table-cell office:value-type="string" calcext:value-type="string">
            <text:p>Seleccionar el usuario</text:p>
          </table:table-cell>
          <table:table-cell office:value-type="string" calcext:value-type="string">
            <text:p>&gt;Poder filtrar usuarios</text:p>
            <text:p>&gt;Poder editar los campos del usuario menos la contraseña</text:p>
            <text:p>&gt;En el caso que sea necesario, poder eliminar un usuario desde la pantalla de edit</text:p>
          </table:table-cell>
          <table:table-cell table:number-columns-repeated="4"/>
        </table:table-row>
        <table:table-row table:style-name="ro7">
          <table:table-cell/>
          <table:table-cell table:style-name="ce11" office:value-type="string" calcext:value-type="string">
            <text:p>N.º 6 – Crear alumnos como preceptor/directivo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string" calcext:value-type="string">
            <text:p>Haberse logeado como preceptor</text:p>
            <text:p>/directivo, entrar a la página para editar</text:p>
            <text:p>Usuarios</text:p>
          </table:table-cell>
          <table:table-cell office:value-type="string" calcext:value-type="string">
            <text:p>Insertar datos en los campos firstname, lastname, </text:p>
            <text:p>dni, student tag, list_number, birthday, address, </text:p>
            <text:p>Neighbourhood, city, year, status, food_obvs</text:p>
          </table:table-cell>
          <table:table-cell office:value-type="string" calcext:value-type="string">
            <text:p>&gt;Los campos cumplen lo acordado en las  Historias de usuario </text:p>
            <text:p>&gt;Aceptan utf-8 </text:p>
            <text:p>&gt;El alumno se carga correctamente</text:p>
          </table:table-cell>
          <table:table-cell table:number-columns-repeated="4"/>
        </table:table-row>
        <table:table-row table:style-name="ro5">
          <table:table-cell/>
          <table:table-cell table:style-name="ce11" office:value-type="string" calcext:value-type="string">
            <text:p>N.º 7 – Leer alumnos como preceptor/directivo</text:p>
          </table:table-cell>
          <table:table-cell table:style-name="ce9" office:value-type="float" office:value="7" calcext:value-type="float">
            <text:p>7</text:p>
          </table:table-cell>
          <table:table-cell table:style-name="ce15" office:value-type="string" calcext:value-type="string">
            <text:p><text:span text:style-name="T1">Haberse logeado como preceptor</text:span></text:p>
            <text:p><text:span text:style-name="T1">/directivo</text:span></text:p>
          </table:table-cell>
          <table:table-cell office:value-type="string" calcext:value-type="string">
            <text:p>Ingresar usuario y contraseña </text:p>
          </table:table-cell>
          <table:table-cell office:value-type="string" calcext:value-type="string">
            <text:p>&gt; Lista de alumnos por orden alfabetico </text:p>
          </table:table-cell>
          <table:table-cell table:number-columns-repeated="4"/>
        </table:table-row>
        <table:table-row table:style-name="ro7">
          <table:table-cell/>
          <table:table-cell table:style-name="ce11" office:value-type="string" calcext:value-type="string">
            <text:p>N.º 8 – Actualizar, eliminar alumnos como preceptor/directivo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string" calcext:value-type="string">
            <text:p><text:span text:style-name="T1">Haberse logeado como preceptor</text:span></text:p>
            <text:p><text:span text:style-name="T1">/directivo</text:span></text:p>
          </table:table-cell>
          <table:table-cell office:value-type="string" calcext:value-type="string">
            <text:p>Ingresar usuario y contraseña </text:p>
          </table:table-cell>
          <table:table-cell office:value-type="string" calcext:value-type="string">
            <text:p>&gt; Lista de alumnos por orden alfabetico </text:p>
            <text:p>&gt; Boton que diga editar </text:p>
            <text:p>&gt; Poder editar los campos del alumno</text:p>
            <text:p>&gt; Guardar cambios realizados por el alumno</text:p>
          </table:table-cell>
          <table:table-cell table:number-columns-repeated="4"/>
        </table:table-row>
        <table:table-row table:style-name="ro8">
          <table:table-cell/>
          <table:table-cell table:style-name="ce11" office:value-type="string" calcext:value-type="string">
            <text:p>N.º 9 – Actualizar, eliminar preceptores como directivo</text:p>
          </table:table-cell>
          <table:table-cell table:style-name="ce9" office:value-type="float" office:value="9" calcext:value-type="float">
            <text:p>9</text:p>
          </table:table-cell>
          <table:table-cell table:style-name="ce15" office:value-type="string" calcext:value-type="string">
            <text:p>Haberse logeado como directivo</text:p>
          </table:table-cell>
          <table:table-cell table:style-name="ce36" office:value-type="string" calcext:value-type="string">
            <text:p>Ingresar usuario y contraseña </text:p>
          </table:table-cell>
          <table:table-cell office:value-type="string" calcext:value-type="string">
            <text:p>&gt; Lista de preceptores por orden alfabetico </text:p>
            <text:p>&gt;Boton que diga editar</text:p>
            <text:p>&gt; Poder editar los campos del preceptor excepto contraseña</text:p>
            <text:p>&gt;Guardar cambios realizados por el directivo</text:p>
          </table:table-cell>
          <table:table-cell table:number-columns-repeated="4"/>
        </table:table-row>
        <table:table-row table:style-name="ro5">
          <table:table-cell/>
          <table:table-cell table:style-name="ce11" office:value-type="string" calcext:value-type="string">
            <text:p>N.º 10 <text:s/>– Tomar lista a alumnos como preceptor/directivo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Haberse logeado como preceptor/directivo</text:p>
          </table:table-cell>
          <table:table-cell office:value-type="string" calcext:value-type="string">
            <text:p>Registrar falta de alumnos </text:p>
          </table:table-cell>
          <table:table-cell office:value-type="string" calcext:value-type="string">
            <text:p>&gt;Lista de alumnos por orden alfabetico</text:p>
            <text:p>&gt; Boton para colocar ausente</text:p>
            <text:p>Guardar cambio generado en base de datos </text:p>
          </table:table-cell>
          <table:table-cell table:number-columns-repeated="4"/>
        </table:table-row>
        <table:table-row table:style-name="ro5">
          <table:table-cell/>
          <table:table-cell table:style-name="ce11" office:value-type="string" calcext:value-type="string">
            <text:p>N.º 11 <text:s/>– Colocar llegada tarde como preceptor/directivo</text:p>
          </table:table-cell>
          <table:table-cell table:style-name="ce9" office:value-type="float" office:value="11" calcext:value-type="float">
            <text:p>11</text:p>
          </table:table-cell>
          <table:table-cell office:value-type="string" calcext:value-type="string">
            <text:p>Haberse logeado como preceptor/directivo</text:p>
          </table:table-cell>
          <table:table-cell office:value-type="string" calcext:value-type="string">
            <text:p>Registrar llegada tarde de alumnos</text:p>
          </table:table-cell>
          <table:table-cell office:value-type="string" calcext:value-type="string">
            <text:p>&gt;Lista de alumnos por orden alfabetico</text:p>
            <text:p>&gt; Boton para colocar llegada tarde</text:p>
            <text:p>Guardar cambio generado en base de datos </text:p>
          </table:table-cell>
          <table:table-cell table:style-name="ce42"/>
          <table:table-cell table:number-columns-repeated="3"/>
        </table:table-row>
        <table:table-row table:style-name="ro5">
          <table:table-cell/>
          <table:table-cell table:style-name="ce11" office:value-type="string" calcext:value-type="string">
            <text:p>N.º 12 – Colocar retiro anticipado como preceptor/directivo 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Haberse logeado como preceptor/directivo</text:p>
          </table:table-cell>
          <table:table-cell office:value-type="string" calcext:value-type="string">
            <text:p>Registrar retiro anticipado de alumnos </text:p>
          </table:table-cell>
          <table:table-cell office:value-type="string" calcext:value-type="string">
            <text:p>&gt;Lista de alumnos por orden alfabetico</text:p>
            <text:p>&gt; Boton para colocar retiro anticipado</text:p>
            <text:p>Guardar cambio generado en base de datos 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N.º 13 – 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7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1" table:target-range-address="TestCases.A2:TestCases.F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08:26:42.923121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23:32.306854180</meta:creation-date>
    <meta:generator>LibreOffice/6.0.6.2$Linux_X86_64 LibreOffice_project/00m0$Build-2</meta:generator>
    <dc:date>2018-08-21T10:13:53.151508417</dc:date>
    <meta:editing-duration>PT8H21M50S</meta:editing-duration>
    <meta:editing-cycles>13</meta:editing-cycles>
    <dc:creator>Emi </dc:creator>
    <meta:document-statistic meta:table-count="2" meta:cell-count="93" meta:object-count="0"/>
  </office:meta>
</office:document-meta>
</file>